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78cm"/>
    </style:style>
    <style:style style:name="co2" style:family="table-column">
      <style:table-column-properties fo:break-before="auto" style:column-width="9.204cm"/>
    </style:style>
    <style:style style:name="co3" style:family="table-column">
      <style:table-column-properties fo:break-before="auto" style:column-width="7.678cm"/>
    </style:style>
    <style:style style:name="co4" style:family="table-column">
      <style:table-column-properties fo:break-before="auto" style:column-width="6.616cm"/>
    </style:style>
    <style:style style:name="co5" style:family="table-column">
      <style:table-column-properties fo:break-before="auto" style:column-width="8.849cm"/>
    </style:style>
    <style:style style:name="co6" style:family="table-column">
      <style:table-column-properties fo:break-before="auto" style:column-width="5.39cm"/>
    </style:style>
    <style:style style:name="co7" style:family="table-column">
      <style:table-column-properties fo:break-before="auto" style:column-width="7.043cm"/>
    </style:style>
    <style:style style:name="co8" style:family="table-column">
      <style:table-column-properties fo:break-before="auto" style:column-width="4.24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2.5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fr" fo:country="F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om Algorithme / Critère</text:p>
          </table:table-cell>
          <table:table-cell table:style-name="ce1" office:value-type="string" calcext:value-type="string">
            <text:p>Lisibilité du code</text:p>
          </table:table-cell>
          <table:table-cell table:style-name="ce1" office:value-type="string" calcext:value-type="string">
            <text:p>Qualité du code</text:p>
          </table:table-cell>
          <table:table-cell table:style-name="ce1" office:value-type="string" calcext:value-type="string">
            <text:p>Efficacité</text:p>
          </table:table-cell>
          <table:table-cell table:style-name="ce1" office:value-type="string" calcext:value-type="string">
            <text:p><text:span text:style-name="T1">Sobriété</text:span> numérique</text:p>
          </table:table-cell>
          <table:table-cell table:style-name="ce1" office:value-type="string" calcext:value-type="string">
            <text:p>Temps exécution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Note finale</text:p>
          </table:table-cell>
        </table:table-row>
        <table:table-row table:style-name="ro1">
          <table:table-cell table:style-name="ce10" office:value-type="string" calcext:value-type="string">
            <text:p>efficacite meilleur 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Complexité algorithmique : 6/10</text:p>
            <text:p/>
            <text:p>Utilisation efficace des structures de données : 6/10</text:p>
            <text:p>Gestion des exceptions : 7/10</text:p>
            <text:p>Performance : 6/10</text:p>
            <text:p>Consommation mémoire : 7/10</text:p>
          </table:table-cell>
          <table:table-cell table:style-name="ce12" office:value-type="string" calcext:value-type="string">
            <text:p>2049106 nanosecondes</text:p>
          </table:table-cell>
          <table:table-cell/>
          <table:table-cell office:value-type="string" calcext:value-type="string">
            <text:p>16/20</text:p>
          </table:table-cell>
        </table:table-row>
        <table:table-row table:style-name="ro1">
          <table:table-cell table:style-name="ce3" office:value-type="string" calcext:value-type="string">
            <text:p>efficacite meilleur 41</text:p>
          </table:table-cell>
          <table:table-cell table:style-name="ce3" table:number-columns-repeated="5"/>
          <table:table-cell office:value-type="string" calcext:value-type="string">
            <text:p>Ne compile pas + nom</text:p>
          </table:table-cell>
          <table:table-cell office:value-type="string" calcext:value-type="string">
            <text:p>N/A</text:p>
            <text:p/>
          </table:table-cell>
        </table:table-row>
        <table:table-row table:style-name="ro1">
          <table:table-cell table:style-name="ce12" office:value-type="string" calcext:value-type="string">
            <text:p>efficacite pire 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omplexité algorithmique : 7/10</text:p>
            <text:p>Utilisation efficace des structures de données : 7/10</text:p>
            <text:p>Gestion des exceptions : 8/10</text:p>
            <text:p>Performance : 6/10</text:p>
            <text:p>Consommation mémoire : 6/10</text:p>
          </table:table-cell>
          <table:table-cell table:style-name="ce12" office:value-type="string" calcext:value-type="string">
            <text:p>44176705 nanosecondes</text:p>
          </table:table-cell>
          <table:table-cell office:value-type="string" calcext:value-type="string">
            <text:p>chat gpt</text:p>
          </table:table-cell>
          <table:table-cell table:style-name="ce6" office:value-type="string" calcext:value-type="string">
            <text:p>16/20 </text:p>
          </table:table-cell>
        </table:table-row>
        <table:table-row table:style-name="ro1">
          <table:table-cell table:style-name="ce12" office:value-type="string" calcext:value-type="string">
            <text:p>efficacite pire 3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<text:span text:style-name="T2"/></text:p>
            <text:p><text:span text:style-name="T2">Complexité algorithmique : 7/10</text:span></text:p>
            <text:p><text:span text:style-name="T2">Utilisation efficace des structures de données : 7/10</text:span></text:p>
            <text:p><text:span text:style-name="T2">Gestion des exceptions : N/A </text:span></text:p>
            <text:p><text:span text:style-name="T2">Performance : 7/10</text:span></text:p>
            <text:p><text:span text:style-name="T2">Consommation mémoire : 7/10</text:span></text:p>
            <text:p/>
          </table:table-cell>
          <table:table-cell table:style-name="ce12" office:value-type="string" calcext:value-type="string">
            <text:p>2394731 nanosecondes</text:p>
          </table:table-cell>
          <table:table-cell/>
          <table:table-cell table:style-name="ce6" office:value-type="string" calcext:value-type="string">
            <text:p>12/20 </text:p>
          </table:table-cell>
        </table:table-row>
        <table:table-row table:style-name="ro1">
          <table:table-cell table:style-name="ce12" office:value-type="string" calcext:value-type="string">
            <text:p>simplicite meilleur 4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Complexité algorithmique : 7/10</text:p>
            <text:p>Utilisation efficace des structures de données : 7/10</text:p>
            <text:p>Gestion des exceptions : 8/10</text:p>
            <text:p>Performance : 6/10</text:p>
            <text:p>Consommation mémoire : 6/10</text:p>
          </table:table-cell>
          <table:table-cell table:style-name="ce12" office:value-type="string" calcext:value-type="string">
            <text:p>1291240 nanosecondes</text:p>
          </table:table-cell>
          <table:table-cell office:value-type="string" calcext:value-type="string">
            <text:p>Pas une classe exercice</text:p>
            <text:p>+ chat gpt</text:p>
          </table:table-cell>
          <table:table-cell table:style-name="ce6" office:value-type="string" calcext:value-type="string">
            <text:p>8/20 </text:p>
          </table:table-cell>
        </table:table-row>
        <table:table-row table:style-name="ro1">
          <table:table-cell table:style-name="ce12" office:value-type="string" calcext:value-type="string">
            <text:p>simplicite meilleur 6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Complexité algorithmique : 7/10</text:p>
            <text:p>Utilisation efficace des structures de données : 8/10</text:p>
            <text:p>Gestion des exceptions : 9/10</text:p>
            <text:p>Performance : 7/10</text:p>
            <text:p>Consommation mémoire : 7/10</text:p>
          </table:table-cell>
          <table:table-cell table:style-name="ce12" office:value-type="string" calcext:value-type="string">
            <text:p>21789928 nanosecondes</text:p>
          </table:table-cell>
          <table:table-cell office:value-type="string" calcext:value-type="string">
            <text:p><text:span text:style-name="T2">Pas une classe exercice</text:span></text:p>
            <text:p><text:span text:style-name="T2">+ chat gpt</text:span></text:p>
          </table:table-cell>
          <table:table-cell table:style-name="ce6" office:value-type="string" calcext:value-type="string">
            <text:p>7//20 </text:p>
          </table:table-cell>
        </table:table-row>
        <table:table-row table:style-name="ro1">
          <table:table-cell table:style-name="ce12" office:value-type="string" calcext:value-type="string">
            <text:p>simplicite meilleur 27 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Complexité algorithmique : 7/10</text:p>
            <text:p>Utilisation efficace des structures de données : 7/10</text:p>
            <text:p>Gestion des exceptions : N/A</text:p>
            <text:p>Performance : 6/10</text:p>
            <text:p>Consommation mémoire : 7/10</text:p>
          </table:table-cell>
          <table:table-cell table:style-name="ce12" office:value-type="string" calcext:value-type="string">
            <text:p>1902001 nanosecondes</text:p>
          </table:table-cell>
          <table:table-cell office:value-type="string" calcext:value-type="string">
            <text:p>non respect nomenclature</text:p>
          </table:table-cell>
          <table:table-cell table:style-name="ce6" office:value-type="string" calcext:value-type="string">
            <text:p>15/20 </text:p>
          </table:table-cell>
        </table:table-row>
        <table:table-row table:style-name="ro1">
          <table:table-cell table:style-name="ce12" office:value-type="string" calcext:value-type="string">
            <text:p>simplicite pire 2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Complexité algorithmique : 6/10</text:p>
            <text:p>Utilisation efficace des structures de données : 7/10</text:p>
            <text:p>Gestion des exceptions : N/A </text:p>
            <text:p>Performance : 6/10</text:p>
            <text:p>Consommation mémoire : 7/10</text:p>
          </table:table-cell>
          <table:table-cell table:style-name="ce12" office:value-type="string" calcext:value-type="string">
            <text:p>25711398 nanosecondes</text:p>
          </table:table-cell>
          <table:table-cell/>
          <table:table-cell table:style-name="ce6" office:value-type="string" calcext:value-type="string">
            <text:p>15/20 </text:p>
          </table:table-cell>
        </table:table-row>
        <table:table-row table:style-name="ro1">
          <table:table-cell table:style-name="ce12" office:value-type="string" calcext:value-type="string">
            <text:p>simplicite pire 63-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Complexité algorithmique : 7/10</text:p>
            <text:p/>
            <text:p>Utilisation efficace des structures de données : 7/10</text:p>
            <text:p>Gestion des exceptions : 8/10</text:p>
            <text:p>Performance : 6/10</text:p>
            <text:p>Consommation mémoire : 6/10</text:p>
          </table:table-cell>
          <table:table-cell table:style-name="ce12" office:value-type="string" calcext:value-type="string">
            <text:p>25814743 nanosecondes</text:p>
          </table:table-cell>
          <table:table-cell/>
          <table:table-cell table:style-name="ce6" office:value-type="string" calcext:value-type="string">
            <text:p>18/20 </text:p>
          </table:table-cell>
        </table:table-row>
        <table:table-row table:style-name="ro1">
          <table:table-cell table:style-name="ce12" office:value-type="string" calcext:value-type="string">
            <text:p>sobriete meilleur 6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mplexité algorithmique : 7/10</text:p>
            <text:p>Lisibilité du code : 7/10</text:p>
            <text:p>Utilisation efficace des structures de données : 8/10</text:p>
            <text:p>Gestion des exceptions : 10/10</text:p>
            <text:p>Performance : 6/10</text:p>
            <text:p>Consommation mémoire : 7/10</text:p>
          </table:table-cell>
          <table:table-cell table:style-name="ce12" office:value-type="string" calcext:value-type="string">
            <text:p>22702603 nanosecondes</text:p>
          </table:table-cell>
          <table:table-cell office:value-type="string" calcext:value-type="string">
            <text:p>Pas une classe Exercice</text:p>
          </table:table-cell>
          <table:table-cell table:style-name="ce6" office:value-type="string" calcext:value-type="string">
            <text:p>6/20 </text:p>
          </table:table-cell>
        </table:table-row>
        <table:table-row table:style-name="ro1">
          <table:table-cell table:style-name="ce12" office:value-type="string" calcext:value-type="string">
            <text:p>sobriete meilleur 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Complexité algorithmique : 7/10</text:p>
            <text:p/>
            <text:p>Utilisation efficace des structures de données : 7/10</text:p>
            <text:p>Gestion des exceptions : N/A</text:p>
            <text:p>Performance : 7/10</text:p>
            <text:p>Consommation mémoire : 7/10</text:p>
          </table:table-cell>
          <table:table-cell table:style-name="ce12" office:value-type="string" calcext:value-type="string">
            <text:p>1582789 nanosecondes</text:p>
          </table:table-cell>
          <table:table-cell/>
          <table:table-cell table:style-name="ce6" office:value-type="string" calcext:value-type="string">
            <text:p>14/20 </text:p>
          </table:table-cell>
        </table:table-row>
        <table:table-row table:style-name="ro1">
          <table:table-cell table:style-name="ce12" office:value-type="string" calcext:value-type="string">
            <text:p>sobriete pire 22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Complexité algorithmique : 5/10</text:p>
            <text:p/>
            <text:p>Utilisation efficace des structures de données : 7/10</text:p>
            <text:p>Gestion des exceptions : 7/10</text:p>
            <text:p>Performance : 4/10</text:p>
            <text:p>Consommation mémoire : 6/10</text:p>
          </table:table-cell>
          <table:table-cell table:style-name="ce12" office:value-type="string" calcext:value-type="string">
            <text:p>4616485 nanosecondes</text:p>
          </table:table-cell>
          <table:table-cell office:value-type="string" calcext:value-type="string">
            <text:p><text:span text:style-name="T2">Pas une classe exercice</text:span></text:p>
            <text:p><text:span text:style-name="T2">+ chat gpt</text:span></text:p>
          </table:table-cell>
          <table:table-cell table:style-name="ce6" office:value-type="string" calcext:value-type="string">
            <text:p>8/20 </text:p>
          </table:table-cell>
        </table:table-row>
        <table:table-row table:style-name="ro1">
          <table:table-cell table:style-name="ce12" office:value-type="string" calcext:value-type="string">
            <text:p>sobriete pire 63-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Complexité algorithmique : 5/10</text:p>
            <text:p/>
            <text:p>Utilisation efficace des structures de données : 4/10</text:p>
            <text:p>Gestion des exceptions : 7/10</text:p>
            <text:p>Performance : 3/10</text:p>
            <text:p>Consommation mémoire : 2/10</text:p>
          </table:table-cell>
          <table:table-cell table:style-name="ce12" office:value-type="string" calcext:value-type="string">
            <text:p>java.lang.OutOfMemoryError: </text:p>
            <text:p>Java heap space</text:p>
          </table:table-cell>
          <table:table-cell office:value-type="string" calcext:value-type="string">
            <text:p>Tellement efficace </text:p>
            <text:p>qu’il ne fonctionne pas</text:p>
          </table:table-cell>
          <table:table-cell office:value-type="string" calcext:value-type="string">
            <text:p>18/20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3T12:51:27.642000000</dc:date>
    <meta:editing-duration>PT2H42M8S</meta:editing-duration>
    <meta:editing-cycles>10</meta:editing-cycles>
    <meta:generator>LibreOffice/7.4.0.3$Windows_X86_64 LibreOffice_project/f85e47c08ddd19c015c0114a68350214f7066f5a</meta:generator>
    <meta:document-statistic meta:table-count="1" meta:cell-count="101" meta:object-count="0"/>
  </office:meta>
</office:document-meta>
</file>